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2_19-11-53_000.jpg</text:p>
          </table:table-cell>
          <table:table-cell table:style-name="ce17" office:value-type="string">
            <text:p>:m :篠笛,shinobue 1*1 / session-memo / s.1: todays-melody,genr=~,for=~,key=~,tempo=70,R=1,i.f.=~ \\\ s.2: todays-melody,genr=~,for=~,key=~,tempo=80,R=1,i.f.=~</text:p>
          </table:table-cell>
          <table:table-cell table:style-name="ce4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7" table:formula="of:=IF([.E2]=&quot;&quot;;[.C2];CONCATENATE([.C2];&quot; / &quot;;[.E2]))" office:value-type="string" office:string-value=":m :篠笛,shinobue 1*1 / session-memo / s.1: todays-melody,genr=~,for=~,key=~,tempo=70,R=1,i.f.=~ \\\ s.2: todays-melody,genr=~,for=~,key=~,tempo=80,R=1,i.f.=~">
            <text:p>:m :篠笛,shinobue 1*1 / session-memo / s.1: todays-melody,genr=~,for=~,key=~,tempo=70,R=1,i.f.=~ \\\ s.2: todays-melody,genr=~,for=~,key=~,tempo=80,R=1,i.f.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2_20-48-41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3_04-29-40_000.jpg</text:p>
          </table:table-cell>
          <table:table-cell table:style-name="ce19" office:value-type="string">
            <text:p>:m :PHOTO 寝た時刻 / 2020 / オナニー、4:00ぐらい</text:p>
          </table:table-cell>
          <table:table-cell table:style-name="ce19"/>
          <table:table-cell table:style-name="ce4"/>
          <table:table-cell table:style-name="ce4" office:value-type="string">
            <text:p>N-35-35-28.752136 E-139-34-49.434814</text:p>
          </table:table-cell>
          <table:table-cell table:style-name="ce37" table:formula="of:=IF([.E4]=&quot;&quot;;[.C4];CONCATENATE([.C4];&quot; / &quot;;[.E4]))" office:value-type="string" office:string-value=":m :PHOTO 寝た時刻 / 2020 / オナニー、4:00ぐらい">
            <text:p>:m :PHOTO 寝た時刻 / 2020 / オナニー、4:00ぐら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1-04-13_04-32-06_000.jpg</text:p>
          </table:table-cell>
          <table:table-cell table:style-name="ce19" office:value-type="string">
            <text:p>:PHOTO 記録 / @自室 / 充電：電池：単３ / for=夜用：就寝中の照明用 / occasion=開始</text:p>
          </table:table-cell>
          <table:table-cell table:style-name="ce17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7" table:formula="of:=IF([.E5]=&quot;&quot;;[.C5];CONCATENATE([.C5];&quot; / &quot;;[.E5]))" office:value-type="string" office:string-value=":PHOTO 記録 / @自室 / 充電：電池：単３ / for=夜用：就寝中の照明用 / occasion=開始">
            <text:p>:PHOTO 記録 / @自室 / 充電：電池：単３ / for=夜用：就寝中の照明用 / occasion=開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3_09-53-43_000.jpg</text:p>
          </table:table-cell>
          <table:table-cell table:style-name="ce23" office:value-type="string">
            <text:p>:tome/ (J*) / topic=方針 / content=CO2；AI；笛</text:p>
          </table:table-cell>
          <table:table-cell table:style-name="ce19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7" table:formula="of:=IF([.E6]=&quot;&quot;;[.C6];CONCATENATE([.C6];&quot; / &quot;;[.E6]))" office:value-type="string" office:string-value=":tome/ (J*) / topic=方針 / content=CO2；AI；笛">
            <text:p>:tome/ (J*) / topic=方針 / content=CO2；AI；笛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4-13_09-53-57_000.jpg</text:p>
          </table:table-cell>
          <table:table-cell table:style-name="ce19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7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13_09-55-31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436279 E-139-34-49.709472</text:p>
          </table:table-cell>
          <table:table-cell table:style-name="ce37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2021/04/13</text:date>, <text:time>10:39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3T10:39:25.01</dc:date>
    <dc:creator>iwabuchi ken</dc:creator>
    <meta:editing-duration>P32DT15H4M22S</meta:editing-duration>
    <meta:editing-cycles>12123</meta:editing-cycles>
    <meta:document-statistic meta:table-count="1" meta:cell-count="340" meta:object-count="0"/>
  </office:meta>
</office:document-meta>
</file>